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laskut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arkat tulokset</text:p>
          </table:table-cell>
          <table:covered-table-cell/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Intro</text:p>
          </table:table-cell>
          <table:table-cell table:number-columns-repeated="2"/>
          <table:table-cell office:value-type="string" calcext:value-type="string">
            <text:p>Keskiarvo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Intro</text:p>
          </table:table-cell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1158" calcext:value-type="float">
            <text:p>1158</text:p>
          </table:table-cell>
          <table:table-cell office:value-type="float" office:value="482" calcext:value-type="float">
            <text:p>482</text:p>
          </table:table-cell>
          <table:table-cell office:value-type="float" office:value="2265" calcext:value-type="float">
            <text:p>2265</text:p>
          </table:table-cell>
          <table:table-cell office:value-type="float" office:value="5063" calcext:value-type="float">
            <text:p>5063</text:p>
          </table:table-cell>
          <table:table-cell office:value-type="float" office:value="2763" calcext:value-type="float">
            <text:p>2763</text:p>
          </table:table-cell>
          <table:table-cell office:value-type="float" office:value="4696" calcext:value-type="float">
            <text:p>46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AVERAGE([.D3:.D5])" office:value-type="float" office:value="1617.66666666667" calcext:value-type="float">
            <text:p>1617.67</text:p>
          </table:table-cell>
          <table:table-cell table:formula="of:=AVERAGE([.E3:.E5])" office:value-type="float" office:value="1171" calcext:value-type="float">
            <text:p>1171</text:p>
          </table:table-cell>
          <table:table-cell table:formula="of:=AVERAGE([.F3:.F5])" office:value-type="float" office:value="495.333333333333" calcext:value-type="float">
            <text:p>495.33</text:p>
          </table:table-cell>
          <table:table-cell table:formula="of:=AVERAGE([.G3:.G5])" office:value-type="float" office:value="2185" calcext:value-type="float">
            <text:p>2185</text:p>
          </table:table-cell>
          <table:table-cell table:formula="of:=AVERAGE([.H3:.H5])" office:value-type="float" office:value="5060.66666666667" calcext:value-type="float">
            <text:p>5060.67</text:p>
          </table:table-cell>
          <table:table-cell table:formula="of:=AVERAGE([.I3:.I5])" office:value-type="float" office:value="2784.66666666667" calcext:value-type="float">
            <text:p>2784.67</text:p>
          </table:table-cell>
          <table:table-cell table:formula="of:=AVERAGE([.J3:.J5])" office:value-type="float" office:value="4815" calcext:value-type="float">
            <text:p>4815</text:p>
          </table:table-cell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1" calcext:value-type="float">
            <text:p>1</text:p>
          </table:table-cell>
          <table:table-cell office:value-type="float" office:value="1643" calcext:value-type="float">
            <text:p>1643</text:p>
          </table:table-cell>
          <table:table-cell office:value-type="float" office:value="1178" calcext:value-type="float">
            <text:p>1178</text:p>
          </table:table-cell>
          <table:table-cell office:value-type="float" office:value="542" calcext:value-type="float">
            <text:p>542</text:p>
          </table:table-cell>
          <table:table-cell office:value-type="float" office:value="2183" calcext:value-type="float">
            <text:p>2183</text:p>
          </table:table-cell>
          <table:table-cell office:value-type="float" office:value="5108" calcext:value-type="float">
            <text:p>5108</text:p>
          </table:table-cell>
          <table:table-cell office:value-type="float" office:value="2951" calcext:value-type="float">
            <text:p>2951</text:p>
          </table:table-cell>
          <table:table-cell office:value-type="float" office:value="5055" calcext:value-type="float">
            <text:p>50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AVERAGE([.D6:.D8])" office:value-type="float" office:value="163304.333333333" calcext:value-type="float">
            <text:p>163304.33</text:p>
          </table:table-cell>
          <table:table-cell table:formula="of:=AVERAGE([.E6:.E8])" office:value-type="float" office:value="68205.3333333333" calcext:value-type="float">
            <text:p>68205.33</text:p>
          </table:table-cell>
          <table:table-cell table:formula="of:=AVERAGE([.F6:.F8])" office:value-type="float" office:value="2846" calcext:value-type="float">
            <text:p>2846</text:p>
          </table:table-cell>
          <table:table-cell table:formula="of:=AVERAGE([.G6:.G8])" office:value-type="float" office:value="21740" calcext:value-type="float">
            <text:p>21740</text:p>
          </table:table-cell>
          <table:table-cell table:formula="of:=AVERAGE([.H6:.H8])" office:value-type="float" office:value="56162.3333333333" calcext:value-type="float">
            <text:p>56162.33</text:p>
          </table:table-cell>
          <table:table-cell table:formula="of:=AVERAGE([.I6:.I8])" office:value-type="float" office:value="37293.3333333333" calcext:value-type="float">
            <text:p>37293.33</text:p>
          </table:table-cell>
          <table:table-cell table:formula="of:=AVERAGE([.J6:.J8])" office:value-type="float" office:value="47518.6666666667" calcext:value-type="float">
            <text:p>47518.67</text:p>
          </table:table-cell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1" calcext:value-type="float">
            <text:p>1</text:p>
          </table:table-cell>
          <table:table-cell office:value-type="float" office:value="1585" calcext:value-type="float">
            <text:p>1585</text:p>
          </table:table-cell>
          <table:table-cell office:value-type="float" office:value="1177" calcext:value-type="float">
            <text:p>1177</text:p>
          </table:table-cell>
          <table:table-cell office:value-type="float" office:value="462" calcext:value-type="float">
            <text:p>462</text:p>
          </table:table-cell>
          <table:table-cell office:value-type="float" office:value="2107" calcext:value-type="float">
            <text:p>2107</text:p>
          </table:table-cell>
          <table:table-cell office:value-type="float" office:value="5011" calcext:value-type="float">
            <text:p>5011</text:p>
          </table:table-cell>
          <table:table-cell office:value-type="float" office:value="2640" calcext:value-type="float">
            <text:p>2640</text:p>
          </table:table-cell>
          <table:table-cell office:value-type="float" office:value="4694" calcext:value-type="float">
            <text:p>46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AVERAGE([.D9:.D11])" office:value-type="float" office:value="3376303" calcext:value-type="float">
            <text:p>3376303</text:p>
          </table:table-cell>
          <table:table-cell table:formula="of:=AVERAGE([.E9:.E11])" office:value-type="float" office:value="2781160" calcext:value-type="float">
            <text:p>2781160</text:p>
          </table:table-cell>
          <table:table-cell table:formula="of:=AVERAGE([.F9:.F11])" office:value-type="float" office:value="24763" calcext:value-type="float">
            <text:p>24763</text:p>
          </table:table-cell>
          <table:table-cell table:formula="of:=AVERAGE([.G9:.G11])" office:value-type="float" office:value="250202.666666667" calcext:value-type="float">
            <text:p>250202.67</text:p>
          </table:table-cell>
          <table:table-cell table:formula="of:=AVERAGE([.H9:.H11])" office:value-type="float" office:value="803684.333333333" calcext:value-type="float">
            <text:p>803684.33</text:p>
          </table:table-cell>
          <table:table-cell table:formula="of:=AVERAGE([.I9:.I11])" office:value-type="float" office:value="579838" calcext:value-type="float">
            <text:p>579838</text:p>
          </table:table-cell>
          <table:table-cell table:formula="of:=AVERAGE([.J9:.J11])" office:value-type="float" office:value="628835.333333333" calcext:value-type="float">
            <text:p>628835.33</text:p>
          </table:table-cell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2" calcext:value-type="float">
            <text:p>2</text:p>
          </table:table-cell>
          <table:table-cell office:value-type="float" office:value="163438" calcext:value-type="float">
            <text:p>163438</text:p>
          </table:table-cell>
          <table:table-cell office:value-type="float" office:value="67732" calcext:value-type="float">
            <text:p>67732</text:p>
          </table:table-cell>
          <table:table-cell office:value-type="float" office:value="2845" calcext:value-type="float">
            <text:p>2845</text:p>
          </table:table-cell>
          <table:table-cell office:value-type="float" office:value="21741" calcext:value-type="float">
            <text:p>21741</text:p>
          </table:table-cell>
          <table:table-cell office:value-type="float" office:value="56314" calcext:value-type="float">
            <text:p>56314</text:p>
          </table:table-cell>
          <table:table-cell office:value-type="float" office:value="37234" calcext:value-type="float">
            <text:p>37234</text:p>
          </table:table-cell>
          <table:table-cell office:value-type="float" office:value="47432" calcext:value-type="float">
            <text:p>474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([.D12:.D14])" office:value-type="float" office:value="113361685.666667" calcext:value-type="float">
            <text:p>113361685.67</text:p>
          </table:table-cell>
          <table:table-cell table:formula="of:=AVERAGE([.E12:.E14])" office:value-type="float" office:value="21206131.3333333" calcext:value-type="float">
            <text:p>21206131.33</text:p>
          </table:table-cell>
          <table:table-cell table:formula="of:=AVERAGE([.F12:.F14])" office:value-type="float" office:value="246870.666666667" calcext:value-type="float">
            <text:p>246870.67</text:p>
          </table:table-cell>
          <table:table-cell table:formula="of:=AVERAGE([.G12:.G14])" office:value-type="float" office:value="5238303.66666667" calcext:value-type="float">
            <text:p>5238303.67</text:p>
          </table:table-cell>
          <table:table-cell table:formula="of:=AVERAGE([.H12];[.H14])" office:value-type="float" office:value="22256336" calcext:value-type="float">
            <text:p>22256336</text:p>
          </table:table-cell>
          <table:table-cell table:formula="of:=AVERAGE([.I12:.I14])" office:value-type="float" office:value="2066694" calcext:value-type="float">
            <text:p>2066694</text:p>
          </table:table-cell>
          <table:table-cell table:formula="of:=AVERAGE([.J12:.J14])" office:value-type="float" office:value="11644299.6666667" calcext:value-type="float">
            <text:p>11644299.67</text:p>
          </table:table-cell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2" calcext:value-type="float">
            <text:p>2</text:p>
          </table:table-cell>
          <table:table-cell office:value-type="float" office:value="163676" calcext:value-type="float">
            <text:p>163676</text:p>
          </table:table-cell>
          <table:table-cell office:value-type="float" office:value="69297" calcext:value-type="float">
            <text:p>69297</text:p>
          </table:table-cell>
          <table:table-cell office:value-type="float" office:value="2872" calcext:value-type="float">
            <text:p>2872</text:p>
          </table:table-cell>
          <table:table-cell office:value-type="float" office:value="21831" calcext:value-type="float">
            <text:p>21831</text:p>
          </table:table-cell>
          <table:table-cell office:value-type="float" office:value="55985" calcext:value-type="float">
            <text:p>55985</text:p>
          </table:table-cell>
          <table:table-cell office:value-type="float" office:value="37382" calcext:value-type="float">
            <text:p>37382</text:p>
          </table:table-cell>
          <table:table-cell office:value-type="float" office:value="48055" calcext:value-type="float">
            <text:p>480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AVERAGE([.D15:.D17])" office:value-type="float" office:value="12166525266.6667" calcext:value-type="float">
            <text:p>12166525266.67</text:p>
          </table:table-cell>
          <table:table-cell table:formula="of:=AVERAGE([.E15:.E17])" office:value-type="float" office:value="2054991498.33333" calcext:value-type="float">
            <text:p>2054991498.33</text:p>
          </table:table-cell>
          <table:table-cell table:formula="of:=AVERAGE([.F15:.F16])" office:value-type="float" office:value="2516742" calcext:value-type="float">
            <text:p>2516742</text:p>
          </table:table-cell>
          <table:table-cell table:formula="of:=AVERAGE([.G15:.G17])" office:value-type="float" office:value="7858384.66666667" calcext:value-type="float">
            <text:p>7858384.67</text:p>
          </table:table-cell>
          <table:table-cell table:formula="of:=AVERAGE([.H15];[.H17])" office:value-type="float" office:value="34686508" calcext:value-type="float">
            <text:p>34686508</text:p>
          </table:table-cell>
          <table:table-cell table:formula="of:=AVERAGE([.I15:.I17])" office:value-type="float" office:value="7610894.66666667" calcext:value-type="float">
            <text:p>7610894.67</text:p>
          </table:table-cell>
          <table:table-cell table:formula="of:=AVERAGE([.J15:.J17])" office:value-type="float" office:value="16045342.3333333" calcext:value-type="float">
            <text:p>16045342.33</text:p>
          </table:table-cell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2" calcext:value-type="float">
            <text:p>2</text:p>
          </table:table-cell>
          <table:table-cell office:value-type="float" office:value="162799" calcext:value-type="float">
            <text:p>162799</text:p>
          </table:table-cell>
          <table:table-cell office:value-type="float" office:value="67587" calcext:value-type="float">
            <text:p>67587</text:p>
          </table:table-cell>
          <table:table-cell office:value-type="float" office:value="2821" calcext:value-type="float">
            <text:p>2821</text:p>
          </table:table-cell>
          <table:table-cell office:value-type="float" office:value="21648" calcext:value-type="float">
            <text:p>21648</text:p>
          </table:table-cell>
          <table:table-cell office:value-type="float" office:value="56188" calcext:value-type="float">
            <text:p>56188</text:p>
          </table:table-cell>
          <table:table-cell office:value-type="float" office:value="37264" calcext:value-type="float">
            <text:p>37264</text:p>
          </table:table-cell>
          <table:table-cell office:value-type="float" office:value="47069" calcext:value-type="float">
            <text:p>470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II</text:p>
          </table:table-cell>
          <table:table-cell table:formula="of:=AVERAGE([.G18:.G20])" office:value-type="float" office:value="76910636.6666667" calcext:value-type="float">
            <text:p>76910636.67</text:p>
          </table:table-cell>
          <table:table-cell table:formula="of:=AVERAGE([.H18:.H20])" office:value-type="float" office:value="93700361.6666667" calcext:value-type="float">
            <text:p>93700361.67</text:p>
          </table:table-cell>
          <table:table-cell table:formula="of:=AVERAGE([.I18:.I20])" office:value-type="float" office:value="64005776.3333333" calcext:value-type="float">
            <text:p>64005776.33</text:p>
          </table:table-cell>
          <table:table-cell table:formula="of:=AVERAGE([.J18:.J20])" office:value-type="float" office:value="48183980" calcext:value-type="float">
            <text:p>48183980</text:p>
          </table:table-cell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3" calcext:value-type="float">
            <text:p>3</text:p>
          </table:table-cell>
          <table:table-cell office:value-type="float" office:value="3359253" calcext:value-type="float">
            <text:p>3359253</text:p>
          </table:table-cell>
          <table:table-cell office:value-type="float" office:value="2797323" calcext:value-type="float">
            <text:p>2797323</text:p>
          </table:table-cell>
          <table:table-cell office:value-type="float" office:value="24515" calcext:value-type="float">
            <text:p>24515</text:p>
          </table:table-cell>
          <table:table-cell office:value-type="float" office:value="249805" calcext:value-type="float">
            <text:p>249805</text:p>
          </table:table-cell>
          <table:table-cell office:value-type="float" office:value="827655" calcext:value-type="float">
            <text:p>827655</text:p>
          </table:table-cell>
          <table:table-cell office:value-type="float" office:value="587557" calcext:value-type="float">
            <text:p>587557</text:p>
          </table:table-cell>
          <table:table-cell office:value-type="float" office:value="631069" calcext:value-type="float">
            <text:p>63106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ULLII</text:p>
          </table:table-cell>
          <table:table-cell table:formula="of:=AVERAGE([.H21:.H23])" office:value-type="float" office:value="1852413522.33333" calcext:value-type="float">
            <text:p>1852413522.33</text:p>
          </table:table-cell>
          <table:table-cell table:formula="of:=AVERAGE([.I21:.I23])" office:value-type="float" office:value="1775571964" calcext:value-type="float">
            <text:p>1775571964</text:p>
          </table:table-cell>
          <table:table-cell table:formula="of:=AVERAGE([.J21:.J23])" office:value-type="float" office:value="544790503" calcext:value-type="float">
            <text:p>544790503</text:p>
          </table:table-cell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3" calcext:value-type="float">
            <text:p>3</text:p>
          </table:table-cell>
          <table:table-cell office:value-type="float" office:value="3390372" calcext:value-type="float">
            <text:p>3390372</text:p>
          </table:table-cell>
          <table:table-cell office:value-type="float" office:value="2776893" calcext:value-type="float">
            <text:p>2776893</text:p>
          </table:table-cell>
          <table:table-cell office:value-type="float" office:value="24812" calcext:value-type="float">
            <text:p>24812</text:p>
          </table:table-cell>
          <table:table-cell office:value-type="float" office:value="250716" calcext:value-type="float">
            <text:p>250716</text:p>
          </table:table-cell>
          <table:table-cell office:value-type="float" office:value="722644" calcext:value-type="float">
            <text:p>722644</text:p>
          </table:table-cell>
          <table:table-cell office:value-type="float" office:value="564702" calcext:value-type="float">
            <text:p>564702</text:p>
          </table:table-cell>
          <table:table-cell office:value-type="float" office:value="628805" calcext:value-type="float">
            <text:p>6288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AVERAGE([.D24:.D26])" office:value-type="float" office:value="1132" calcext:value-type="float">
            <text:p>1132</text:p>
          </table:table-cell>
          <table:table-cell table:formula="of:=AVERAGE([.E24:.E26])" office:value-type="float" office:value="213495.666666667" calcext:value-type="float">
            <text:p>213495.67</text:p>
          </table:table-cell>
          <table:table-cell table:formula="of:=AVERAGE([.F24:.F25])" office:value-type="float" office:value="1434" calcext:value-type="float">
            <text:p>1434</text:p>
          </table:table-cell>
          <table:table-cell table:formula="of:=AVERAGE([.G24:.G26])" office:value-type="float" office:value="12831" calcext:value-type="float">
            <text:p>12831</text:p>
          </table:table-cell>
          <table:table-cell table:formula="of:=AVERAGE([.H24:.H26])" office:value-type="float" office:value="71120" calcext:value-type="float">
            <text:p>71120</text:p>
          </table:table-cell>
          <table:table-cell table:formula="of:=AVERAGE([.I24:.I26])" office:value-type="float" office:value="43291" calcext:value-type="float">
            <text:p>43291</text:p>
          </table:table-cell>
          <table:table-cell table:formula="of:=AVERAGE([.J24:.J26])" office:value-type="float" office:value="41656.3333333333" calcext:value-type="float">
            <text:p>41656.33</text:p>
          </table:table-cell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3" calcext:value-type="float">
            <text:p>3</text:p>
          </table:table-cell>
          <table:table-cell office:value-type="float" office:value="3379284" calcext:value-type="float">
            <text:p>3379284</text:p>
          </table:table-cell>
          <table:table-cell office:value-type="float" office:value="2769264" calcext:value-type="float">
            <text:p>2769264</text:p>
          </table:table-cell>
          <table:table-cell office:value-type="float" office:value="24962" calcext:value-type="float">
            <text:p>24962</text:p>
          </table:table-cell>
          <table:table-cell office:value-type="float" office:value="250087" calcext:value-type="float">
            <text:p>250087</text:p>
          </table:table-cell>
          <table:table-cell office:value-type="float" office:value="860754" calcext:value-type="float">
            <text:p>860754</text:p>
          </table:table-cell>
          <table:table-cell office:value-type="float" office:value="587255" calcext:value-type="float">
            <text:p>587255</text:p>
          </table:table-cell>
          <table:table-cell office:value-type="float" office:value="626632" calcext:value-type="float">
            <text:p>6266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AVERAGE([.D27:.D29])" office:value-type="float" office:value="5876" calcext:value-type="float">
            <text:p>5876</text:p>
          </table:table-cell>
          <table:table-cell table:formula="of:=AVERAGE([.E27:.E29])" office:value-type="float" office:value="20502202.6666667" calcext:value-type="float">
            <text:p>20502202.67</text:p>
          </table:table-cell>
          <table:table-cell table:formula="of:=AVERAGE([.F27:.F28])" office:value-type="float" office:value="9169" calcext:value-type="float">
            <text:p>9169</text:p>
          </table:table-cell>
          <table:table-cell table:formula="of:=AVERAGE([.G27:.G29])" office:value-type="float" office:value="143197.666666667" calcext:value-type="float">
            <text:p>143197.67</text:p>
          </table:table-cell>
          <table:table-cell table:formula="of:=AVERAGE([.H27:.H29])" office:value-type="float" office:value="725257.666666667" calcext:value-type="float">
            <text:p>725257.67</text:p>
          </table:table-cell>
          <table:table-cell table:formula="of:=AVERAGE([.I27:.I29])" office:value-type="float" office:value="467663.666666667" calcext:value-type="float">
            <text:p>467663.67</text:p>
          </table:table-cell>
          <table:table-cell table:formula="of:=AVERAGE([.J27:.J29])" office:value-type="float" office:value="408507.333333333" calcext:value-type="float">
            <text:p>408507.33</text:p>
          </table:table-cell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4" calcext:value-type="float">
            <text:p>4</text:p>
          </table:table-cell>
          <table:table-cell office:value-type="float" office:value="112375738" calcext:value-type="float">
            <text:p>112375738</text:p>
          </table:table-cell>
          <table:table-cell office:value-type="float" office:value="21555426" calcext:value-type="float">
            <text:p>21555426</text:p>
          </table:table-cell>
          <table:table-cell office:value-type="float" office:value="246698" calcext:value-type="float">
            <text:p>246698</text:p>
          </table:table-cell>
          <table:table-cell office:value-type="float" office:value="6247868" calcext:value-type="float">
            <text:p>6247868</text:p>
          </table:table-cell>
          <table:table-cell office:value-type="float" office:value="22218043" calcext:value-type="float">
            <text:p>22218043</text:p>
          </table:table-cell>
          <table:table-cell office:value-type="float" office:value="2218362" calcext:value-type="float">
            <text:p>2218362</text:p>
          </table:table-cell>
          <table:table-cell office:value-type="float" office:value="12036668" calcext:value-type="float">
            <text:p>1203666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AVERAGE([.D30:.D32])" office:value-type="float" office:value="41311" calcext:value-type="float">
            <text:p>41311</text:p>
          </table:table-cell>
          <table:table-cell table:formula="of:=AVERAGE([.E30:.E32])" office:value-type="float" office:value="2053859090.33333" calcext:value-type="float">
            <text:p>2053859090.33</text:p>
          </table:table-cell>
          <table:table-cell table:formula="of:=AVERAGE([.F30:.F31])" office:value-type="float" office:value="90024.5" calcext:value-type="float">
            <text:p>90024.5</text:p>
          </table:table-cell>
          <table:table-cell table:formula="of:=AVERAGE([.G30:.G32])" office:value-type="float" office:value="1782474.66666667" calcext:value-type="float">
            <text:p>1782474.67</text:p>
          </table:table-cell>
          <table:table-cell table:formula="of:=AVERAGE([.H30:.H32])" office:value-type="float" office:value="8094150.33333333" calcext:value-type="float">
            <text:p>8094150.33</text:p>
          </table:table-cell>
          <table:table-cell table:formula="of:=AVERAGE([.I30:.I32])" office:value-type="float" office:value="5352955.33333333" calcext:value-type="float">
            <text:p>5352955.33</text:p>
          </table:table-cell>
          <table:table-cell table:formula="of:=AVERAGE([.J30:.J32])" office:value-type="float" office:value="4404950" calcext:value-type="float">
            <text:p>4404950</text:p>
          </table:table-cell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4" calcext:value-type="float">
            <text:p>4</text:p>
          </table:table-cell>
          <table:table-cell office:value-type="float" office:value="111799726" calcext:value-type="float">
            <text:p>111799726</text:p>
          </table:table-cell>
          <table:table-cell office:value-type="float" office:value="20486598" calcext:value-type="float">
            <text:p>20486598</text:p>
          </table:table-cell>
          <table:table-cell office:value-type="float" office:value="249105" calcext:value-type="float">
            <text:p>249105</text:p>
          </table:table-cell>
          <table:table-cell office:value-type="float" office:value="4198270" calcext:value-type="float">
            <text:p>4198270</text:p>
          </table:table-cell>
          <table:table-cell office:value-type="float" office:value="13106880" calcext:value-type="float">
            <text:p>13106880</text:p>
          </table:table-cell>
          <table:table-cell office:value-type="float" office:value="1781521" calcext:value-type="float">
            <text:p>1781521</text:p>
          </table:table-cell>
          <table:table-cell office:value-type="float" office:value="11066767" calcext:value-type="float">
            <text:p>110667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AVERAGE([.D33:.D35])" office:value-type="float" office:value="483103" calcext:value-type="float">
            <text:p>483103</text:p>
          </table:table-cell>
          <table:table-cell table:formula="of:=AVERAGE([.E33:.E35])" office:value-type="float" office:value="213389.666666667" calcext:value-type="float">
            <text:p>213389.67</text:p>
          </table:table-cell>
          <table:table-cell table:formula="of:=AVERAGE([.F33:.F34])" office:value-type="float" office:value="1259.5" calcext:value-type="float">
            <text:p>1259.5</text:p>
          </table:table-cell>
          <table:table-cell table:formula="of:=AVERAGE([.G33:.G35])" office:value-type="float" office:value="11246" calcext:value-type="float">
            <text:p>11246</text:p>
          </table:table-cell>
          <table:table-cell table:formula="of:=AVERAGE([.H33:.H35])" office:value-type="float" office:value="68048.3333333333" calcext:value-type="float">
            <text:p>68048.33</text:p>
          </table:table-cell>
          <table:table-cell table:formula="of:=AVERAGE([.I33:.I35])" office:value-type="float" office:value="41898.3333333333" calcext:value-type="float">
            <text:p>41898.33</text:p>
          </table:table-cell>
          <table:table-cell table:formula="of:=AVERAGE([.J33:.J35])" office:value-type="float" office:value="40421.3333333333" calcext:value-type="float">
            <text:p>40421.33</text:p>
          </table:table-cell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4" calcext:value-type="float">
            <text:p>4</text:p>
          </table:table-cell>
          <table:table-cell office:value-type="float" office:value="115909593" calcext:value-type="float">
            <text:p>115909593</text:p>
          </table:table-cell>
          <table:table-cell office:value-type="float" office:value="21576370" calcext:value-type="float">
            <text:p>21576370</text:p>
          </table:table-cell>
          <table:table-cell office:value-type="float" office:value="244809" calcext:value-type="float">
            <text:p>244809</text:p>
          </table:table-cell>
          <table:table-cell office:value-type="float" office:value="5268773" calcext:value-type="float">
            <text:p>5268773</text:p>
          </table:table-cell>
          <table:table-cell office:value-type="float" office:value="22294629" calcext:value-type="float">
            <text:p>22294629</text:p>
          </table:table-cell>
          <table:table-cell office:value-type="float" office:value="2200199" calcext:value-type="float">
            <text:p>2200199</text:p>
          </table:table-cell>
          <table:table-cell office:value-type="float" office:value="11829464" calcext:value-type="float">
            <text:p>118294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AVERAGE([.D36:.D38])" office:value-type="float" office:value="45000674.6666667" calcext:value-type="float">
            <text:p>45000674.67</text:p>
          </table:table-cell>
          <table:table-cell table:formula="of:=AVERAGE([.E36:.E38])" office:value-type="float" office:value="20462361.6666667" calcext:value-type="float">
            <text:p>20462361.67</text:p>
          </table:table-cell>
          <table:table-cell table:formula="of:=AVERAGE([.F36:.F37])" office:value-type="float" office:value="10042" calcext:value-type="float">
            <text:p>10042</text:p>
          </table:table-cell>
          <table:table-cell table:formula="of:=AVERAGE([.G36:.G38])" office:value-type="float" office:value="141612.333333333" calcext:value-type="float">
            <text:p>141612.33</text:p>
          </table:table-cell>
          <table:table-cell table:formula="of:=AVERAGE([.H36:.H38])" office:value-type="float" office:value="722664.333333333" calcext:value-type="float">
            <text:p>722664.33</text:p>
          </table:table-cell>
          <table:table-cell table:formula="of:=AVERAGE([.I36:.I38])" office:value-type="float" office:value="474556" calcext:value-type="float">
            <text:p>474556</text:p>
          </table:table-cell>
          <table:table-cell table:formula="of:=AVERAGE([.J36:.J38])" office:value-type="float" office:value="408274.666666667" calcext:value-type="float">
            <text:p>408274.67</text:p>
          </table:table-cell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5" calcext:value-type="float">
            <text:p>5</text:p>
          </table:table-cell>
          <table:table-cell office:value-type="float" office:value="12254193304" calcext:value-type="float">
            <text:p>12254193304</text:p>
          </table:table-cell>
          <table:table-cell office:value-type="float" office:value="2049757515" calcext:value-type="float">
            <text:p>2049757515</text:p>
          </table:table-cell>
          <table:table-cell office:value-type="float" office:value="2483797" calcext:value-type="float">
            <text:p>2483797</text:p>
          </table:table-cell>
          <table:table-cell office:value-type="float" office:value="8022840" calcext:value-type="float">
            <text:p>8022840</text:p>
          </table:table-cell>
          <table:table-cell office:value-type="float" office:value="34657736" calcext:value-type="float">
            <text:p>34657736</text:p>
          </table:table-cell>
          <table:table-cell office:value-type="float" office:value="7839101" calcext:value-type="float">
            <text:p>7839101</text:p>
          </table:table-cell>
          <table:table-cell office:value-type="float" office:value="15362874" calcext:value-type="float">
            <text:p>1536287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AVERAGE([.D39:.D41])" office:value-type="float" office:value="4539035266.33333" calcext:value-type="float">
            <text:p>4539035266.33</text:p>
          </table:table-cell>
          <table:table-cell table:formula="of:=AVERAGE([.E39:.E41])" office:value-type="float" office:value="2054078017" calcext:value-type="float">
            <text:p>2054078017</text:p>
          </table:table-cell>
          <table:table-cell table:formula="of:=AVERAGE([.F39:.F40])" office:value-type="float" office:value="88102.5" calcext:value-type="float">
            <text:p>88102.5</text:p>
          </table:table-cell>
          <table:table-cell table:formula="of:=AVERAGE([.G39:.G41])" office:value-type="float" office:value="1773943" calcext:value-type="float">
            <text:p>1773943</text:p>
          </table:table-cell>
          <table:table-cell table:formula="of:=AVERAGE([.H39:.H41])" office:value-type="float" office:value="7714582.66666667" calcext:value-type="float">
            <text:p>7714582.67</text:p>
          </table:table-cell>
          <table:table-cell table:formula="of:=AVERAGE([.I39:.I41])" office:value-type="float" office:value="5322073.66666667" calcext:value-type="float">
            <text:p>5322073.67</text:p>
          </table:table-cell>
          <table:table-cell table:formula="of:=AVERAGE([.J39:.J41])" office:value-type="float" office:value="4415743.33333333" calcext:value-type="float">
            <text:p>4415743.33</text:p>
          </table:table-cell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5" calcext:value-type="float">
            <text:p>5</text:p>
          </table:table-cell>
          <table:table-cell office:value-type="float" office:value="12010086795" calcext:value-type="float">
            <text:p>12010086795</text:p>
          </table:table-cell>
          <table:table-cell office:value-type="float" office:value="2064385374" calcext:value-type="float">
            <text:p>2064385374</text:p>
          </table:table-cell>
          <table:table-cell office:value-type="float" office:value="2549687" calcext:value-type="float">
            <text:p>2549687</text:p>
          </table:table-cell>
          <table:table-cell office:value-type="float" office:value="7597775" calcext:value-type="float">
            <text:p>7597775</text:p>
          </table:table-cell>
          <table:table-cell office:value-type="float" office:value="26967474" calcext:value-type="float">
            <text:p>26967474</text:p>
          </table:table-cell>
          <table:table-cell office:value-type="float" office:value="7202526" calcext:value-type="float">
            <text:p>7202526</text:p>
          </table:table-cell>
          <table:table-cell office:value-type="float" office:value="16561276" calcext:value-type="float">
            <text:p>1656127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AVERAGE([.D42:.D44])" office:value-type="float" office:value="1160" calcext:value-type="float">
            <text:p>1160</text:p>
          </table:table-cell>
          <table:table-cell table:formula="of:=AVERAGE([.E42:.E44])" office:value-type="float" office:value="214018" calcext:value-type="float">
            <text:p>214018</text:p>
          </table:table-cell>
          <table:table-cell table:formula="of:=AVERAGE([.F42:.F44])" office:value-type="float" office:value="1270.66666666667" calcext:value-type="float">
            <text:p>1270.67</text:p>
          </table:table-cell>
          <table:table-cell table:formula="of:=AVERAGE([.G42:.G44])" office:value-type="float" office:value="352197" calcext:value-type="float">
            <text:p>352197</text:p>
          </table:table-cell>
          <table:table-cell table:formula="of:=AVERAGE([.H42:.H44])" office:value-type="float" office:value="61786.6666666667" calcext:value-type="float">
            <text:p>61786.67</text:p>
          </table:table-cell>
          <table:table-cell table:formula="of:=AVERAGE([.I42:.I44])" office:value-type="float" office:value="3252" calcext:value-type="float">
            <text:p>3252</text:p>
          </table:table-cell>
          <table:table-cell table:formula="of:=AVERAGE([.J42:.J44])" office:value-type="float" office:value="40510.3333333333" calcext:value-type="float">
            <text:p>40510.33</text:p>
          </table:table-cell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5" calcext:value-type="float">
            <text:p>5</text:p>
          </table:table-cell>
          <table:table-cell office:value-type="float" office:value="12235295701" calcext:value-type="float">
            <text:p>12235295701</text:p>
          </table:table-cell>
          <table:table-cell office:value-type="float" office:value="2050831606" calcext:value-type="float">
            <text:p>2050831606</text:p>
          </table:table-cell>
          <table:table-cell office:value-type="float" office:value="3276674" calcext:value-type="float">
            <text:p>3276674</text:p>
          </table:table-cell>
          <table:table-cell office:value-type="float" office:value="7954539" calcext:value-type="float">
            <text:p>7954539</text:p>
          </table:table-cell>
          <table:table-cell office:value-type="float" office:value="34715280" calcext:value-type="float">
            <text:p>34715280</text:p>
          </table:table-cell>
          <table:table-cell office:value-type="float" office:value="7791057" calcext:value-type="float">
            <text:p>7791057</text:p>
          </table:table-cell>
          <table:table-cell office:value-type="float" office:value="16211877" calcext:value-type="float">
            <text:p>1621187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AVERAGE([.D45:.D47])" office:value-type="float" office:value="6240.66666666667" calcext:value-type="float">
            <text:p>6240.67</text:p>
          </table:table-cell>
          <table:table-cell table:formula="of:=AVERAGE([.E45:.E47])" office:value-type="float" office:value="20500580.6666667" calcext:value-type="float">
            <text:p>20500580.67</text:p>
          </table:table-cell>
          <table:table-cell table:formula="of:=AVERAGE([.F45:.F47])" office:value-type="float" office:value="9691" calcext:value-type="float">
            <text:p>9691</text:p>
          </table:table-cell>
          <table:table-cell table:formula="of:=AVERAGE([.G45:.G47])" office:value-type="float" office:value="34178839.3333333" calcext:value-type="float">
            <text:p>34178839.33</text:p>
          </table:table-cell>
          <table:table-cell table:formula="of:=AVERAGE([.H45:.H47])" office:value-type="float" office:value="644052.333333333" calcext:value-type="float">
            <text:p>644052.33</text:p>
          </table:table-cell>
          <table:table-cell table:formula="of:=AVERAGE([.I45:.I47])" office:value-type="float" office:value="30486" calcext:value-type="float">
            <text:p>30486</text:p>
          </table:table-cell>
          <table:table-cell table:formula="of:=AVERAGE([.J45:.J47])" office:value-type="float" office:value="350781" calcext:value-type="float">
            <text:p>350781</text:p>
          </table:table-cell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II</text:p>
          </table:table-cell>
          <table:table-cell office:value-type="float" office:value="76892450" calcext:value-type="float">
            <text:p>76892450</text:p>
          </table:table-cell>
          <table:table-cell office:value-type="float" office:value="93339077" calcext:value-type="float">
            <text:p>93339077</text:p>
          </table:table-cell>
          <table:table-cell office:value-type="float" office:value="64472936" calcext:value-type="float">
            <text:p>64472936</text:p>
          </table:table-cell>
          <table:table-cell office:value-type="float" office:value="47775239" calcext:value-type="float">
            <text:p>4777523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AVERAGE([.D48:.D50])" office:value-type="float" office:value="41781.6666666667" calcext:value-type="float">
            <text:p>41781.67</text:p>
          </table:table-cell>
          <table:table-cell table:formula="of:=AVERAGE([.E48:.E50])" office:value-type="float" office:value="2052837840.33333" calcext:value-type="float">
            <text:p>2052837840.33</text:p>
          </table:table-cell>
          <table:table-cell table:formula="of:=AVERAGE([.F48:.F50])" office:value-type="float" office:value="87997.3333333333" calcext:value-type="float">
            <text:p>87997.33</text:p>
          </table:table-cell>
          <table:table-cell office:value-type="string" calcext:value-type="string">
            <text:p>NULLII</text:p>
          </table:table-cell>
          <table:table-cell table:formula="of:=AVERAGE([.H48:.H50])" office:value-type="float" office:value="7314382" calcext:value-type="float">
            <text:p>7314382</text:p>
          </table:table-cell>
          <table:table-cell table:formula="of:=AVERAGE([.I48:.I50])" office:value-type="float" office:value="297830.666666667" calcext:value-type="float">
            <text:p>297830.67</text:p>
          </table:table-cell>
          <table:table-cell table:formula="of:=AVERAGE([.J48:.J50])" office:value-type="float" office:value="4304063" calcext:value-type="float">
            <text:p>4304063</text:p>
          </table:table-cell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II</text:p>
          </table:table-cell>
          <table:table-cell office:value-type="float" office:value="76957848" calcext:value-type="float">
            <text:p>76957848</text:p>
          </table:table-cell>
          <table:table-cell office:value-type="float" office:value="94323034" calcext:value-type="float">
            <text:p>94323034</text:p>
          </table:table-cell>
          <table:table-cell office:value-type="float" office:value="62596463" calcext:value-type="float">
            <text:p>62596463</text:p>
          </table:table-cell>
          <table:table-cell office:value-type="float" office:value="47852695" calcext:value-type="float">
            <text:p>4785269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II</text:p>
          </table:table-cell>
          <table:table-cell office:value-type="float" office:value="76881612" calcext:value-type="float">
            <text:p>76881612</text:p>
          </table:table-cell>
          <table:table-cell office:value-type="float" office:value="93438974" calcext:value-type="float">
            <text:p>93438974</text:p>
          </table:table-cell>
          <table:table-cell office:value-type="float" office:value="64947930" calcext:value-type="float">
            <text:p>64947930</text:p>
          </table:table-cell>
          <table:table-cell office:value-type="float" office:value="48924006" calcext:value-type="float">
            <text:p>4892400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ULLII</text:p>
          </table:table-cell>
          <table:table-cell office:value-type="float" office:value="1851521334" calcext:value-type="float">
            <text:p>1851521334</text:p>
          </table:table-cell>
          <table:table-cell office:value-type="float" office:value="1761290833" calcext:value-type="float">
            <text:p>1761290833</text:p>
          </table:table-cell>
          <table:table-cell office:value-type="float" office:value="544396521" calcext:value-type="float">
            <text:p>544396521</text:p>
          </table:table-cell>
          <table:table-cell table:number-columns-repeated="2"/>
          <table:table-cell office:value-type="string" calcext:value-type="string">
            <text:p>HUOMIO:</text:p>
          </table:table-cell>
          <table:table-cell office:value-type="string" calcext:value-type="string">
            <text:p>Ihmeellisestä syystä selection sort on 10 nopeampi järjestetyllä, käänteisellä, samaa sisältävällä 1000 kokoisella listalla kun randomilla, vaikka näin ei kuuluisi olla. Entiedä miksi näin käy, sillä virhettä koodissa ei ole.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ULLII</text:p>
          </table:table-cell>
          <table:table-cell office:value-type="float" office:value="1860134463" calcext:value-type="float">
            <text:p>1860134463</text:p>
          </table:table-cell>
          <table:table-cell office:value-type="float" office:value="1758617813" calcext:value-type="float">
            <text:p>1758617813</text:p>
          </table:table-cell>
          <table:table-cell office:value-type="float" office:value="542134697" calcext:value-type="float">
            <text:p>542134697</text:p>
          </table:table-cell>
          <table:table-cell table:number-columns-repeated="3"/>
          <table:table-cell office:value-type="string" calcext:value-type="string">
            <text:p>Ihan kun listassa 3 olisi joku vika, mutta en ainakaan huomaa mitään.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ULLII</text:p>
          </table:table-cell>
          <table:table-cell office:value-type="float" office:value="1845584770" calcext:value-type="float">
            <text:p>1845584770</text:p>
          </table:table-cell>
          <table:table-cell office:value-type="float" office:value="1806807246" calcext:value-type="float">
            <text:p>1806807246</text:p>
          </table:table-cell>
          <table:table-cell office:value-type="float" office:value="547840291" calcext:value-type="float">
            <text:p>547840291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8" calcext:value-type="float">
            <text:p>8</text:p>
          </table:table-cell>
          <table:table-cell office:value-type="float" office:value="1204" calcext:value-type="float">
            <text:p>1204</text:p>
          </table:table-cell>
          <table:table-cell office:value-type="float" office:value="213608" calcext:value-type="float">
            <text:p>213608</text:p>
          </table:table-cell>
          <table:table-cell office:value-type="float" office:value="1408" calcext:value-type="float">
            <text:p>1408</text:p>
          </table:table-cell>
          <table:table-cell office:value-type="float" office:value="13305" calcext:value-type="float">
            <text:p>13305</text:p>
          </table:table-cell>
          <table:table-cell office:value-type="float" office:value="70228" calcext:value-type="float">
            <text:p>70228</text:p>
          </table:table-cell>
          <table:table-cell office:value-type="float" office:value="43391" calcext:value-type="float">
            <text:p>43391</text:p>
          </table:table-cell>
          <table:table-cell office:value-type="float" office:value="41527" calcext:value-type="float">
            <text:p>41527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ajo2</text:p>
          </table:table-cell>
          <table:table-cell office:value-type="float" office:value="8" calcext:value-type="float">
            <text:p>8</text:p>
          </table:table-cell>
          <table:table-cell office:value-type="float" office:value="1274" calcext:value-type="float">
            <text:p>1274</text:p>
          </table:table-cell>
          <table:table-cell office:value-type="float" office:value="213444" calcext:value-type="float">
            <text:p>213444</text:p>
          </table:table-cell>
          <table:table-cell office:value-type="float" office:value="1460" calcext:value-type="float">
            <text:p>1460</text:p>
          </table:table-cell>
          <table:table-cell office:value-type="float" office:value="12600" calcext:value-type="float">
            <text:p>12600</text:p>
          </table:table-cell>
          <table:table-cell office:value-type="float" office:value="72874" calcext:value-type="float">
            <text:p>72874</text:p>
          </table:table-cell>
          <table:table-cell office:value-type="float" office:value="43131" calcext:value-type="float">
            <text:p>43131</text:p>
          </table:table-cell>
          <table:table-cell office:value-type="float" office:value="41680" calcext:value-type="float">
            <text:p>41680</text:p>
          </table:table-cell>
          <table:table-cell table:number-columns-repeated="2"/>
          <table:table-cell office:value-type="string" calcext:value-type="string">
            <text:p>2<text:span text:style-name="T1">nd</text:span> Huomio:</text:p>
          </table:table-cell>
          <table:table-cell office:value-type="string" calcext:value-type="string">
            <text:p>Insertion sortin ajon 3 ajat ei oteta huomioon listoissa <text:s/>5, 8, 9, 10, 11, 12, 13, koska ilmiselvästi arvot poikkeavat suuresti muista ja ovat "mittausvirheitä" (tiedä miksi veikkaan JVMää).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8" calcext:value-type="float">
            <text:p>8</text:p>
          </table:table-cell>
          <table:table-cell office:value-type="float" office:value="918" calcext:value-type="float">
            <text:p>918</text:p>
          </table:table-cell>
          <table:table-cell office:value-type="float" office:value="213435" calcext:value-type="float">
            <text:p>213435</text:p>
          </table:table-cell>
          <table:table-cell office:value-type="float" office:value="2311" calcext:value-type="float">
            <text:p>2311</text:p>
          </table:table-cell>
          <table:table-cell office:value-type="float" office:value="12588" calcext:value-type="float">
            <text:p>12588</text:p>
          </table:table-cell>
          <table:table-cell office:value-type="float" office:value="70258" calcext:value-type="float">
            <text:p>70258</text:p>
          </table:table-cell>
          <table:table-cell office:value-type="float" office:value="43351" calcext:value-type="float">
            <text:p>43351</text:p>
          </table:table-cell>
          <table:table-cell office:value-type="float" office:value="41762" calcext:value-type="float">
            <text:p>41762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ajo1</text:p>
          </table:table-cell>
          <table:table-cell office:value-type="float" office:value="9" calcext:value-type="float">
            <text:p>9</text:p>
          </table:table-cell>
          <table:table-cell office:value-type="float" office:value="5806" calcext:value-type="float">
            <text:p>5806</text:p>
          </table:table-cell>
          <table:table-cell office:value-type="float" office:value="20468426" calcext:value-type="float">
            <text:p>20468426</text:p>
          </table:table-cell>
          <table:table-cell office:value-type="float" office:value="9385" calcext:value-type="float">
            <text:p>9385</text:p>
          </table:table-cell>
          <table:table-cell office:value-type="float" office:value="142328" calcext:value-type="float">
            <text:p>142328</text:p>
          </table:table-cell>
          <table:table-cell office:value-type="float" office:value="713077" calcext:value-type="float">
            <text:p>713077</text:p>
          </table:table-cell>
          <table:table-cell office:value-type="float" office:value="472023" calcext:value-type="float">
            <text:p>472023</text:p>
          </table:table-cell>
          <table:table-cell office:value-type="float" office:value="404945" calcext:value-type="float">
            <text:p>404945</text:p>
          </table:table-cell>
          <table:table-cell table:number-columns-repeated="2"/>
          <table:table-cell office:value-type="string" calcext:value-type="string">
            <text:p>3<text:span text:style-name="T1">rd</text:span> Huomio:</text:p>
          </table:table-cell>
          <table:table-cell office:value-type="string" calcext:value-type="string">
            <text:p>Mergesortilla listojen 4 ja 5 järjestysaika ajolla <text:s/>poikkeea reilusti muusta ja "kaavasta". Ei oteta huomioon. (Pakko olla JVM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9" calcext:value-type="float">
            <text:p>9</text:p>
          </table:table-cell>
          <table:table-cell office:value-type="float" office:value="5981" calcext:value-type="float">
            <text:p>5981</text:p>
          </table:table-cell>
          <table:table-cell office:value-type="float" office:value="20489920" calcext:value-type="float">
            <text:p>20489920</text:p>
          </table:table-cell>
          <table:table-cell office:value-type="float" office:value="8953" calcext:value-type="float">
            <text:p>8953</text:p>
          </table:table-cell>
          <table:table-cell office:value-type="float" office:value="146356" calcext:value-type="float">
            <text:p>146356</text:p>
          </table:table-cell>
          <table:table-cell office:value-type="float" office:value="742695" calcext:value-type="float">
            <text:p>742695</text:p>
          </table:table-cell>
          <table:table-cell office:value-type="float" office:value="465639" calcext:value-type="float">
            <text:p>465639</text:p>
          </table:table-cell>
          <table:table-cell office:value-type="float" office:value="413441" calcext:value-type="float">
            <text:p>413441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9" calcext:value-type="float">
            <text:p>9</text:p>
          </table:table-cell>
          <table:table-cell office:value-type="float" office:value="5841" calcext:value-type="float">
            <text:p>5841</text:p>
          </table:table-cell>
          <table:table-cell office:value-type="float" office:value="20548262" calcext:value-type="float">
            <text:p>20548262</text:p>
          </table:table-cell>
          <table:table-cell office:value-type="float" office:value="20021" calcext:value-type="float">
            <text:p>20021</text:p>
          </table:table-cell>
          <table:table-cell office:value-type="float" office:value="140909" calcext:value-type="float">
            <text:p>140909</text:p>
          </table:table-cell>
          <table:table-cell office:value-type="float" office:value="720001" calcext:value-type="float">
            <text:p>720001</text:p>
          </table:table-cell>
          <table:table-cell office:value-type="float" office:value="465329" calcext:value-type="float">
            <text:p>465329</text:p>
          </table:table-cell>
          <table:table-cell office:value-type="float" office:value="407136" calcext:value-type="float">
            <text:p>40713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10" calcext:value-type="float">
            <text:p>10</text:p>
          </table:table-cell>
          <table:table-cell office:value-type="float" office:value="42973" calcext:value-type="float">
            <text:p>42973</text:p>
          </table:table-cell>
          <table:table-cell office:value-type="float" office:value="2046721193" calcext:value-type="float">
            <text:p>2046721193</text:p>
          </table:table-cell>
          <table:table-cell office:value-type="float" office:value="89064" calcext:value-type="float">
            <text:p>89064</text:p>
          </table:table-cell>
          <table:table-cell office:value-type="float" office:value="1783072" calcext:value-type="float">
            <text:p>1783072</text:p>
          </table:table-cell>
          <table:table-cell office:value-type="float" office:value="8069687" calcext:value-type="float">
            <text:p>8069687</text:p>
          </table:table-cell>
          <table:table-cell office:value-type="float" office:value="5356518" calcext:value-type="float">
            <text:p>5356518</text:p>
          </table:table-cell>
          <table:table-cell office:value-type="float" office:value="4370995" calcext:value-type="float">
            <text:p>4370995</text:p>
          </table:table-cell>
          <table:table-cell table:number-columns-repeated="2"/>
          <table:table-cell office:value-type="string" calcext:value-type="string">
            <text:p>Huomiota:</text:p>
          </table:table-cell>
          <table:table-cell office:value-type="string" calcext:value-type="string">
            <text:p>Quicksortilla listan 4 järjestäminen poikkesi joka kerralla ajaltaan reilusti, kaikki otettu huomioon ja toivottavasti keskiarvo on oikeaan päin. (JVM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10" calcext:value-type="float">
            <text:p>10</text:p>
          </table:table-cell>
          <table:table-cell office:value-type="float" office:value="39828" calcext:value-type="float">
            <text:p>39828</text:p>
          </table:table-cell>
          <table:table-cell office:value-type="float" office:value="2064517302" calcext:value-type="float">
            <text:p>2064517302</text:p>
          </table:table-cell>
          <table:table-cell office:value-type="float" office:value="90985" calcext:value-type="float">
            <text:p>90985</text:p>
          </table:table-cell>
          <table:table-cell office:value-type="float" office:value="1787197" calcext:value-type="float">
            <text:p>1787197</text:p>
          </table:table-cell>
          <table:table-cell office:value-type="float" office:value="8136594" calcext:value-type="float">
            <text:p>8136594</text:p>
          </table:table-cell>
          <table:table-cell office:value-type="float" office:value="5325195" calcext:value-type="float">
            <text:p>5325195</text:p>
          </table:table-cell>
          <table:table-cell office:value-type="float" office:value="4392326" calcext:value-type="float">
            <text:p>439232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10" calcext:value-type="float">
            <text:p>10</text:p>
          </table:table-cell>
          <table:table-cell office:value-type="float" office:value="41132" calcext:value-type="float">
            <text:p>41132</text:p>
          </table:table-cell>
          <table:table-cell office:value-type="float" office:value="2050338776" calcext:value-type="float">
            <text:p>2050338776</text:p>
          </table:table-cell>
          <table:table-cell office:value-type="float" office:value="194998" calcext:value-type="float">
            <text:p>194998</text:p>
          </table:table-cell>
          <table:table-cell office:value-type="float" office:value="1777155" calcext:value-type="float">
            <text:p>1777155</text:p>
          </table:table-cell>
          <table:table-cell office:value-type="float" office:value="8076170" calcext:value-type="float">
            <text:p>8076170</text:p>
          </table:table-cell>
          <table:table-cell office:value-type="float" office:value="5377153" calcext:value-type="float">
            <text:p>5377153</text:p>
          </table:table-cell>
          <table:table-cell office:value-type="float" office:value="4451529" calcext:value-type="float">
            <text:p>44515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11" calcext:value-type="float">
            <text:p>11</text:p>
          </table:table-cell>
          <table:table-cell office:value-type="float" office:value="483045" calcext:value-type="float">
            <text:p>483045</text:p>
          </table:table-cell>
          <table:table-cell office:value-type="float" office:value="213415" calcext:value-type="float">
            <text:p>213415</text:p>
          </table:table-cell>
          <table:table-cell office:value-type="float" office:value="1304" calcext:value-type="float">
            <text:p>1304</text:p>
          </table:table-cell>
          <table:table-cell office:value-type="float" office:value="11300" calcext:value-type="float">
            <text:p>11300</text:p>
          </table:table-cell>
          <table:table-cell office:value-type="float" office:value="68424" calcext:value-type="float">
            <text:p>68424</text:p>
          </table:table-cell>
          <table:table-cell office:value-type="float" office:value="40955" calcext:value-type="float">
            <text:p>40955</text:p>
          </table:table-cell>
          <table:table-cell office:value-type="float" office:value="40268" calcext:value-type="float">
            <text:p>4026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11" calcext:value-type="float">
            <text:p>11</text:p>
          </table:table-cell>
          <table:table-cell office:value-type="float" office:value="484473" calcext:value-type="float">
            <text:p>484473</text:p>
          </table:table-cell>
          <table:table-cell office:value-type="float" office:value="213390" calcext:value-type="float">
            <text:p>213390</text:p>
          </table:table-cell>
          <table:table-cell office:value-type="float" office:value="1215" calcext:value-type="float">
            <text:p>1215</text:p>
          </table:table-cell>
          <table:table-cell office:value-type="float" office:value="11276" calcext:value-type="float">
            <text:p>11276</text:p>
          </table:table-cell>
          <table:table-cell office:value-type="float" office:value="67767" calcext:value-type="float">
            <text:p>67767</text:p>
          </table:table-cell>
          <table:table-cell office:value-type="float" office:value="42973" calcext:value-type="float">
            <text:p>42973</text:p>
          </table:table-cell>
          <table:table-cell office:value-type="float" office:value="40748" calcext:value-type="float">
            <text:p>4074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11" calcext:value-type="float">
            <text:p>11</text:p>
          </table:table-cell>
          <table:table-cell office:value-type="float" office:value="481791" calcext:value-type="float">
            <text:p>481791</text:p>
          </table:table-cell>
          <table:table-cell office:value-type="float" office:value="213364" calcext:value-type="float">
            <text:p>213364</text:p>
          </table:table-cell>
          <table:table-cell office:value-type="float" office:value="2393" calcext:value-type="float">
            <text:p>2393</text:p>
          </table:table-cell>
          <table:table-cell office:value-type="float" office:value="11162" calcext:value-type="float">
            <text:p>11162</text:p>
          </table:table-cell>
          <table:table-cell office:value-type="float" office:value="67954" calcext:value-type="float">
            <text:p>67954</text:p>
          </table:table-cell>
          <table:table-cell office:value-type="float" office:value="41767" calcext:value-type="float">
            <text:p>41767</text:p>
          </table:table-cell>
          <table:table-cell office:value-type="float" office:value="40248" calcext:value-type="float">
            <text:p>4024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12" calcext:value-type="float">
            <text:p>12</text:p>
          </table:table-cell>
          <table:table-cell office:value-type="float" office:value="44988128" calcext:value-type="float">
            <text:p>44988128</text:p>
          </table:table-cell>
          <table:table-cell office:value-type="float" office:value="20458993" calcext:value-type="float">
            <text:p>20458993</text:p>
          </table:table-cell>
          <table:table-cell office:value-type="float" office:value="9974" calcext:value-type="float">
            <text:p>9974</text:p>
          </table:table-cell>
          <table:table-cell office:value-type="float" office:value="140743" calcext:value-type="float">
            <text:p>140743</text:p>
          </table:table-cell>
          <table:table-cell office:value-type="float" office:value="715912" calcext:value-type="float">
            <text:p>715912</text:p>
          </table:table-cell>
          <table:table-cell office:value-type="float" office:value="469063" calcext:value-type="float">
            <text:p>469063</text:p>
          </table:table-cell>
          <table:table-cell office:value-type="float" office:value="410072" calcext:value-type="float">
            <text:p>41007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12" calcext:value-type="float">
            <text:p>12</text:p>
          </table:table-cell>
          <table:table-cell office:value-type="float" office:value="45038290" calcext:value-type="float">
            <text:p>45038290</text:p>
          </table:table-cell>
          <table:table-cell office:value-type="float" office:value="20476949" calcext:value-type="float">
            <text:p>20476949</text:p>
          </table:table-cell>
          <table:table-cell office:value-type="float" office:value="10110" calcext:value-type="float">
            <text:p>10110</text:p>
          </table:table-cell>
          <table:table-cell office:value-type="float" office:value="142514" calcext:value-type="float">
            <text:p>142514</text:p>
          </table:table-cell>
          <table:table-cell office:value-type="float" office:value="738706" calcext:value-type="float">
            <text:p>738706</text:p>
          </table:table-cell>
          <table:table-cell office:value-type="float" office:value="479536" calcext:value-type="float">
            <text:p>479536</text:p>
          </table:table-cell>
          <table:table-cell office:value-type="float" office:value="405852" calcext:value-type="float">
            <text:p>40585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12" calcext:value-type="float">
            <text:p>12</text:p>
          </table:table-cell>
          <table:table-cell office:value-type="float" office:value="44975606" calcext:value-type="float">
            <text:p>44975606</text:p>
          </table:table-cell>
          <table:table-cell office:value-type="float" office:value="20451143" calcext:value-type="float">
            <text:p>20451143</text:p>
          </table:table-cell>
          <table:table-cell office:value-type="float" office:value="16235" calcext:value-type="float">
            <text:p>16235</text:p>
          </table:table-cell>
          <table:table-cell office:value-type="float" office:value="141580" calcext:value-type="float">
            <text:p>141580</text:p>
          </table:table-cell>
          <table:table-cell office:value-type="float" office:value="713375" calcext:value-type="float">
            <text:p>713375</text:p>
          </table:table-cell>
          <table:table-cell office:value-type="float" office:value="475069" calcext:value-type="float">
            <text:p>475069</text:p>
          </table:table-cell>
          <table:table-cell office:value-type="float" office:value="408900" calcext:value-type="float">
            <text:p>4089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13" calcext:value-type="float">
            <text:p>13</text:p>
          </table:table-cell>
          <table:table-cell office:value-type="float" office:value="4513744501" calcext:value-type="float">
            <text:p>4513744501</text:p>
          </table:table-cell>
          <table:table-cell office:value-type="float" office:value="2047171671" calcext:value-type="float">
            <text:p>2047171671</text:p>
          </table:table-cell>
          <table:table-cell office:value-type="float" office:value="88124" calcext:value-type="float">
            <text:p>88124</text:p>
          </table:table-cell>
          <table:table-cell office:value-type="float" office:value="1772825" calcext:value-type="float">
            <text:p>1772825</text:p>
          </table:table-cell>
          <table:table-cell office:value-type="float" office:value="7692463" calcext:value-type="float">
            <text:p>7692463</text:p>
          </table:table-cell>
          <table:table-cell office:value-type="float" office:value="5349085" calcext:value-type="float">
            <text:p>5349085</text:p>
          </table:table-cell>
          <table:table-cell office:value-type="float" office:value="4383025" calcext:value-type="float">
            <text:p>43830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13" calcext:value-type="float">
            <text:p>13</text:p>
          </table:table-cell>
          <table:table-cell office:value-type="float" office:value="4516318396" calcext:value-type="float">
            <text:p>4516318396</text:p>
          </table:table-cell>
          <table:table-cell office:value-type="float" office:value="2063050668" calcext:value-type="float">
            <text:p>2063050668</text:p>
          </table:table-cell>
          <table:table-cell office:value-type="float" office:value="88081" calcext:value-type="float">
            <text:p>88081</text:p>
          </table:table-cell>
          <table:table-cell office:value-type="float" office:value="1775198" calcext:value-type="float">
            <text:p>1775198</text:p>
          </table:table-cell>
          <table:table-cell office:value-type="float" office:value="7759682" calcext:value-type="float">
            <text:p>7759682</text:p>
          </table:table-cell>
          <table:table-cell office:value-type="float" office:value="5270749" calcext:value-type="float">
            <text:p>5270749</text:p>
          </table:table-cell>
          <table:table-cell office:value-type="float" office:value="4482575" calcext:value-type="float">
            <text:p>448257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13" calcext:value-type="float">
            <text:p>13</text:p>
          </table:table-cell>
          <table:table-cell office:value-type="float" office:value="4587042902" calcext:value-type="float">
            <text:p>4587042902</text:p>
          </table:table-cell>
          <table:table-cell office:value-type="float" office:value="2052011712" calcext:value-type="float">
            <text:p>2052011712</text:p>
          </table:table-cell>
          <table:table-cell office:value-type="float" office:value="144762" calcext:value-type="float">
            <text:p>144762</text:p>
          </table:table-cell>
          <table:table-cell office:value-type="float" office:value="1773806" calcext:value-type="float">
            <text:p>1773806</text:p>
          </table:table-cell>
          <table:table-cell office:value-type="float" office:value="7691603" calcext:value-type="float">
            <text:p>7691603</text:p>
          </table:table-cell>
          <table:table-cell office:value-type="float" office:value="5346387" calcext:value-type="float">
            <text:p>5346387</text:p>
          </table:table-cell>
          <table:table-cell office:value-type="float" office:value="4381630" calcext:value-type="float">
            <text:p>438163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14" calcext:value-type="float">
            <text:p>14</text:p>
          </table:table-cell>
          <table:table-cell office:value-type="float" office:value="1323" calcext:value-type="float">
            <text:p>1323</text:p>
          </table:table-cell>
          <table:table-cell office:value-type="float" office:value="213454" calcext:value-type="float">
            <text:p>213454</text:p>
          </table:table-cell>
          <table:table-cell office:value-type="float" office:value="1261" calcext:value-type="float">
            <text:p>1261</text:p>
          </table:table-cell>
          <table:table-cell office:value-type="float" office:value="351671" calcext:value-type="float">
            <text:p>351671</text:p>
          </table:table-cell>
          <table:table-cell office:value-type="float" office:value="61808" calcext:value-type="float">
            <text:p>61808</text:p>
          </table:table-cell>
          <table:table-cell office:value-type="float" office:value="3111" calcext:value-type="float">
            <text:p>3111</text:p>
          </table:table-cell>
          <table:table-cell office:value-type="float" office:value="40166" calcext:value-type="float">
            <text:p>4016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14" calcext:value-type="float">
            <text:p>14</text:p>
          </table:table-cell>
          <table:table-cell office:value-type="float" office:value="1203" calcext:value-type="float">
            <text:p>1203</text:p>
          </table:table-cell>
          <table:table-cell office:value-type="float" office:value="215142" calcext:value-type="float">
            <text:p>215142</text:p>
          </table:table-cell>
          <table:table-cell office:value-type="float" office:value="1260" calcext:value-type="float">
            <text:p>1260</text:p>
          </table:table-cell>
          <table:table-cell office:value-type="float" office:value="352844" calcext:value-type="float">
            <text:p>352844</text:p>
          </table:table-cell>
          <table:table-cell office:value-type="float" office:value="61444" calcext:value-type="float">
            <text:p>61444</text:p>
          </table:table-cell>
          <table:table-cell office:value-type="float" office:value="3345" calcext:value-type="float">
            <text:p>3345</text:p>
          </table:table-cell>
          <table:table-cell office:value-type="float" office:value="40533" calcext:value-type="float">
            <text:p>40533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float" office:value="213458" calcext:value-type="float">
            <text:p>213458</text:p>
          </table:table-cell>
          <table:table-cell office:value-type="float" office:value="1291" calcext:value-type="float">
            <text:p>1291</text:p>
          </table:table-cell>
          <table:table-cell office:value-type="float" office:value="352076" calcext:value-type="float">
            <text:p>352076</text:p>
          </table:table-cell>
          <table:table-cell office:value-type="float" office:value="62108" calcext:value-type="float">
            <text:p>62108</text:p>
          </table:table-cell>
          <table:table-cell office:value-type="float" office:value="3300" calcext:value-type="float">
            <text:p>3300</text:p>
          </table:table-cell>
          <table:table-cell office:value-type="float" office:value="40832" calcext:value-type="float">
            <text:p>4083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15" calcext:value-type="float">
            <text:p>15</text:p>
          </table:table-cell>
          <table:table-cell office:value-type="float" office:value="7420" calcext:value-type="float">
            <text:p>7420</text:p>
          </table:table-cell>
          <table:table-cell office:value-type="float" office:value="20578419" calcext:value-type="float">
            <text:p>20578419</text:p>
          </table:table-cell>
          <table:table-cell office:value-type="float" office:value="9820" calcext:value-type="float">
            <text:p>9820</text:p>
          </table:table-cell>
          <table:table-cell office:value-type="float" office:value="34174912" calcext:value-type="float">
            <text:p>34174912</text:p>
          </table:table-cell>
          <table:table-cell office:value-type="float" office:value="644130" calcext:value-type="float">
            <text:p>644130</text:p>
          </table:table-cell>
          <table:table-cell office:value-type="float" office:value="30166" calcext:value-type="float">
            <text:p>30166</text:p>
          </table:table-cell>
          <table:table-cell office:value-type="float" office:value="353696" calcext:value-type="float">
            <text:p>35369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15" calcext:value-type="float">
            <text:p>15</text:p>
          </table:table-cell>
          <table:table-cell office:value-type="float" office:value="5691" calcext:value-type="float">
            <text:p>5691</text:p>
          </table:table-cell>
          <table:table-cell office:value-type="float" office:value="20470552" calcext:value-type="float">
            <text:p>20470552</text:p>
          </table:table-cell>
          <table:table-cell office:value-type="float" office:value="9438" calcext:value-type="float">
            <text:p>9438</text:p>
          </table:table-cell>
          <table:table-cell office:value-type="float" office:value="34180339" calcext:value-type="float">
            <text:p>34180339</text:p>
          </table:table-cell>
          <table:table-cell office:value-type="float" office:value="642798" calcext:value-type="float">
            <text:p>642798</text:p>
          </table:table-cell>
          <table:table-cell office:value-type="float" office:value="30220" calcext:value-type="float">
            <text:p>30220</text:p>
          </table:table-cell>
          <table:table-cell office:value-type="float" office:value="348877" calcext:value-type="float">
            <text:p>34887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15" calcext:value-type="float">
            <text:p>15</text:p>
          </table:table-cell>
          <table:table-cell office:value-type="float" office:value="5611" calcext:value-type="float">
            <text:p>5611</text:p>
          </table:table-cell>
          <table:table-cell office:value-type="float" office:value="20452771" calcext:value-type="float">
            <text:p>20452771</text:p>
          </table:table-cell>
          <table:table-cell office:value-type="float" office:value="9815" calcext:value-type="float">
            <text:p>9815</text:p>
          </table:table-cell>
          <table:table-cell office:value-type="float" office:value="34181267" calcext:value-type="float">
            <text:p>34181267</text:p>
          </table:table-cell>
          <table:table-cell office:value-type="float" office:value="645229" calcext:value-type="float">
            <text:p>645229</text:p>
          </table:table-cell>
          <table:table-cell office:value-type="float" office:value="31072" calcext:value-type="float">
            <text:p>31072</text:p>
          </table:table-cell>
          <table:table-cell office:value-type="float" office:value="349770" calcext:value-type="float">
            <text:p>34977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1</text:p>
          </table:table-cell>
          <table:table-cell office:value-type="float" office:value="16" calcext:value-type="float">
            <text:p>16</text:p>
          </table:table-cell>
          <table:table-cell office:value-type="float" office:value="42617" calcext:value-type="float">
            <text:p>42617</text:p>
          </table:table-cell>
          <table:table-cell office:value-type="float" office:value="2045892922" calcext:value-type="float">
            <text:p>2045892922</text:p>
          </table:table-cell>
          <table:table-cell office:value-type="float" office:value="87896" calcext:value-type="float">
            <text:p>87896</text:p>
          </table:table-cell>
          <table:table-cell office:value-type="string" calcext:value-type="string">
            <text:p>stackoverflow</text:p>
          </table:table-cell>
          <table:table-cell office:value-type="float" office:value="7324824" calcext:value-type="float">
            <text:p>7324824</text:p>
          </table:table-cell>
          <table:table-cell office:value-type="float" office:value="289037" calcext:value-type="float">
            <text:p>289037</text:p>
          </table:table-cell>
          <table:table-cell office:value-type="float" office:value="4285742" calcext:value-type="float">
            <text:p>42857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2</text:p>
          </table:table-cell>
          <table:table-cell office:value-type="float" office:value="16" calcext:value-type="float">
            <text:p>16</text:p>
          </table:table-cell>
          <table:table-cell office:value-type="float" office:value="42396" calcext:value-type="float">
            <text:p>42396</text:p>
          </table:table-cell>
          <table:table-cell office:value-type="float" office:value="2062096594" calcext:value-type="float">
            <text:p>2062096594</text:p>
          </table:table-cell>
          <table:table-cell office:value-type="float" office:value="88002" calcext:value-type="float">
            <text:p>88002</text:p>
          </table:table-cell>
          <table:table-cell office:value-type="string" calcext:value-type="string">
            <text:p>stackoverflow</text:p>
          </table:table-cell>
          <table:table-cell office:value-type="float" office:value="7307019" calcext:value-type="float">
            <text:p>7307019</text:p>
          </table:table-cell>
          <table:table-cell office:value-type="float" office:value="302964" calcext:value-type="float">
            <text:p>302964</text:p>
          </table:table-cell>
          <table:table-cell office:value-type="float" office:value="4260771" calcext:value-type="float">
            <text:p>4260771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jo3</text:p>
          </table:table-cell>
          <table:table-cell office:value-type="float" office:value="16" calcext:value-type="float">
            <text:p>16</text:p>
          </table:table-cell>
          <table:table-cell office:value-type="float" office:value="40332" calcext:value-type="float">
            <text:p>40332</text:p>
          </table:table-cell>
          <table:table-cell office:value-type="float" office:value="2050524005" calcext:value-type="float">
            <text:p>2050524005</text:p>
          </table:table-cell>
          <table:table-cell office:value-type="float" office:value="88094" calcext:value-type="float">
            <text:p>88094</text:p>
          </table:table-cell>
          <table:table-cell office:value-type="string" calcext:value-type="string">
            <text:p>stackoverflow</text:p>
          </table:table-cell>
          <table:table-cell office:value-type="float" office:value="7311303" calcext:value-type="float">
            <text:p>7311303</text:p>
          </table:table-cell>
          <table:table-cell office:value-type="float" office:value="301491" calcext:value-type="float">
            <text:p>301491</text:p>
          </table:table-cell>
          <table:table-cell office:value-type="float" office:value="4365676" calcext:value-type="float">
            <text:p>4365676</text:p>
          </table:table-cell>
          <table:table-cell table:number-columns-repeated="10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Quickin stackoverflow 16 listalla oli odottamatonta.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Listaa 7 ei edes kokeiltu, koska oli varmaa.</text:p>
          </table:table-cell>
          <table:table-cell table:number-columns-repeated="13"/>
        </table:table-row>
      </table:table>
      <table:table table:name="Bubble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Rando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Ordered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Revers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Same</text:p>
          </table:table-cell>
          <table:covered-table-cell/>
        </table:table-row>
        <table:table-row table:style-name="ro2">
          <table:table-cell table:number-columns-repeated="2"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17.66666666667" calcext:value-type="float">
            <text:p>1617.6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3103" calcext:value-type="float">
            <text:p>4831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3304.333333333" calcext:value-type="float">
            <text:p>163304.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876" calcext:value-type="float">
            <text:p>587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5000674.6666667" calcext:value-type="float">
            <text:p>45000674.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240.66666666667" calcext:value-type="float">
            <text:p>6240.67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376303" calcext:value-type="float">
            <text:p>337630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1311" calcext:value-type="float">
            <text:p>4131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539035266.33333" calcext:value-type="float">
            <text:p>4539035266.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1781.6666666667" calcext:value-type="float">
            <text:p>41781.67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13361685.666667" calcext:value-type="float">
            <text:p>113361685.6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2166525266.6667" calcext:value-type="float">
            <text:p>12166525266.67</text:p>
          </table:table-cell>
          <table:table-cell table:number-columns-repeated="9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</table:table-row>
      </table:table>
      <table:table table:name="Selection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rder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ver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ame</text:p>
          </table:table-cell>
          <table:covered-table-cell/>
        </table:table-row>
        <table:table-row table:style-name="ro2">
          <table:table-cell table:number-columns-repeated="2"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3495.666666667" calcext:value-type="float">
            <text:p>213495.6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3389.666666667" calcext:value-type="float">
            <text:p>213389.6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4018" calcext:value-type="float">
            <text:p>214018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8205.3333333333" calcext:value-type="float">
            <text:p>68205.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502202.6666667" calcext:value-type="float">
            <text:p>20502202.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462361.6666667" calcext:value-type="float">
            <text:p>20462361.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500580.6666667" calcext:value-type="float">
            <text:p>20500580.67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781160" calcext:value-type="float">
            <text:p>278116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053859090.33333" calcext:value-type="float">
            <text:p>2053859090.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054078017" calcext:value-type="float">
            <text:p>205407801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052837840.33333" calcext:value-type="float">
            <text:p>2052837840.33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1206131.3333333" calcext:value-type="float">
            <text:p>21206131.3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054991498.33333" calcext:value-type="float">
            <text:p>2054991498.33</text:p>
          </table:table-cell>
          <table:table-cell table:number-columns-repeated="9"/>
        </table:table-row>
      </table:table>
      <table:table table:name="Insertion" table:style-name="ta1">
        <table:table-column table:style-name="co2" table:number-columns-repeated="13" table:default-cell-style-name="Default"/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rder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ver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ame</text:p>
          </table:table-cell>
          <table:covered-table-cell/>
        </table:table-row>
        <table:table-row table:style-name="ro2">
          <table:table-cell table:number-columns-repeated="2"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5.333333333333" calcext:value-type="float">
            <text:p>495.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59.5" calcext:value-type="float">
            <text:p>1259.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70.66666666667" calcext:value-type="float">
            <text:p>1270.67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9169" calcext:value-type="float">
            <text:p>916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42" calcext:value-type="float">
            <text:p>1004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9691" calcext:value-type="float">
            <text:p>9691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4763" calcext:value-type="float">
            <text:p>2476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90024.5" calcext:value-type="float">
            <text:p>90024.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8102.5" calcext:value-type="float">
            <text:p>88102.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7997.3333333333" calcext:value-type="float">
            <text:p>87997.33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46870.666666667" calcext:value-type="float">
            <text:p>246870.6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2516742" calcext:value-type="float">
            <text:p>2516742</text:p>
          </table:table-cell>
          <table:table-cell table:number-columns-repeated="9"/>
        </table:table-row>
      </table:table>
      <table:table table:name="Quick" table:style-name="ta1">
        <table:table-column table:style-name="co2" table:number-columns-repeated="13" table:default-cell-style-name="Default"/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rder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ver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ame</text:p>
          </table:table-cell>
          <table:covered-table-cell/>
        </table:table-row>
        <table:table-row table:style-name="ro2">
          <table:table-cell table:number-columns-repeated="2"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831" calcext:value-type="float">
            <text:p>128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246" calcext:value-type="float">
            <text:p>1124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2197" calcext:value-type="float">
            <text:p>352197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1740" calcext:value-type="float">
            <text:p>21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3197.666666667" calcext:value-type="float">
            <text:p>143197.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1612.333333333" calcext:value-type="float">
            <text:p>141612.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4178839.3333333" calcext:value-type="float">
            <text:p>34178839.33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50202.666666667" calcext:value-type="float">
            <text:p>250202.6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782474.66666667" calcext:value-type="float">
            <text:p>1782474.6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773943" calcext:value-type="float">
            <text:p>177394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238303.66666667" calcext:value-type="float">
            <text:p>5238303.6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7858384.66666667" calcext:value-type="float">
            <text:p>7858384.6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76910636.6666667" calcext:value-type="float">
            <text:p>76910636.67</text:p>
          </table:table-cell>
          <table:table-cell table:number-columns-repeated="9"/>
        </table:table-row>
      </table:table>
      <table:table table:name="Merge" table:style-name="ta1">
        <table:table-column table:style-name="co2" table:number-columns-repeated="13" table:default-cell-style-name="Default"/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rder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ver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ame</text:p>
          </table:table-cell>
          <table:covered-table-cell/>
        </table:table-row>
        <table:table-row table:style-name="ro2">
          <table:table-cell table:number-columns-repeated="2"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60.66666666667" calcext:value-type="float">
            <text:p>5060.6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1120" calcext:value-type="float">
            <text:p>7112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8048.3333333333" calcext:value-type="float">
            <text:p>68048.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786.6666666667" calcext:value-type="float">
            <text:p>61786.67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6162.3333333333" calcext:value-type="float">
            <text:p>56162.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25257.666666667" calcext:value-type="float">
            <text:p>725257.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22664.333333333" calcext:value-type="float">
            <text:p>722664.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44052.333333333" calcext:value-type="float">
            <text:p>644052.33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03684.333333333" calcext:value-type="float">
            <text:p>803684.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8094150.33333333" calcext:value-type="float">
            <text:p>8094150.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7714582.66666667" calcext:value-type="float">
            <text:p>7714582.6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7314382" calcext:value-type="float">
            <text:p>7314382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2256336" calcext:value-type="float">
            <text:p>22256336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34686508" calcext:value-type="float">
            <text:p>3468650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93700361.6666667" calcext:value-type="float">
            <text:p>93700361.6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00" calcext:value-type="float">
            <text:p>10000000</text:p>
          </table:table-cell>
          <table:table-cell office:value-type="float" office:value="1852413522.33333" calcext:value-type="float">
            <text:p>1852413522.33</text:p>
          </table:table-cell>
          <table:table-cell table:number-columns-repeated="9"/>
        </table:table-row>
      </table:table>
      <table:table table:name="Heap" table:style-name="ta1">
        <table:table-column table:style-name="co2" table:number-columns-repeated="13" table:default-cell-style-name="Default"/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rder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ver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ame</text:p>
          </table:table-cell>
          <table:covered-table-cell/>
        </table:table-row>
        <table:table-row table:style-name="ro2">
          <table:table-cell table:number-columns-repeated="2"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84.66666666667" calcext:value-type="float">
            <text:p>2784.6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291" calcext:value-type="float">
            <text:p>4329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898.3333333333" calcext:value-type="float">
            <text:p>41898.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52" calcext:value-type="float">
            <text:p>3252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7293.3333333333" calcext:value-type="float">
            <text:p>37293.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67663.666666667" calcext:value-type="float">
            <text:p>467663.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74556" calcext:value-type="float">
            <text:p>47455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0486" calcext:value-type="float">
            <text:p>30486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9838" calcext:value-type="float">
            <text:p>57983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5352955.33333333" calcext:value-type="float">
            <text:p>5352955.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5322073.66666667" calcext:value-type="float">
            <text:p>5322073.6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97830.666666667" calcext:value-type="float">
            <text:p>297830.67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066694" calcext:value-type="float">
            <text:p>2066694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7610894.66666667" calcext:value-type="float">
            <text:p>7610894.6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64005776.3333333" calcext:value-type="float">
            <text:p>64005776.3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00" calcext:value-type="float">
            <text:p>10000000</text:p>
          </table:table-cell>
          <table:table-cell office:value-type="float" office:value="1775571964" calcext:value-type="float">
            <text:p>1775571964</text:p>
          </table:table-cell>
          <table:table-cell table:number-columns-repeated="9"/>
        </table:table-row>
      </table:table>
      <table:table table:name="Intro" table:style-name="ta1">
        <table:table-column table:style-name="co2" table:number-columns-repeated="13" table:default-cell-style-name="Default"/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rder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ver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ame</text:p>
          </table:table-cell>
          <table:covered-table-cell/>
        </table:table-row>
        <table:table-row table:style-name="ro2">
          <table:table-cell table:number-columns-repeated="2"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  <table:table-cell/>
          <table:table-cell office:value-type="string" calcext:value-type="string">
            <text:p>Määrä</text:p>
          </table:table-cell>
          <table:table-cell office:value-type="string" calcext:value-type="string">
            <text:p>Aika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15" calcext:value-type="float">
            <text:p>48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656.3333333333" calcext:value-type="float">
            <text:p>41656.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421.3333333333" calcext:value-type="float">
            <text:p>40421.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510.3333333333" calcext:value-type="float">
            <text:p>40510.33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7518.6666666667" calcext:value-type="float">
            <text:p>47518.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08507.333333333" calcext:value-type="float">
            <text:p>408507.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08274.666666667" calcext:value-type="float">
            <text:p>408274.6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50781" calcext:value-type="float">
            <text:p>350781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28835.333333333" calcext:value-type="float">
            <text:p>628835.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404950" calcext:value-type="float">
            <text:p>440495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415743.33333333" calcext:value-type="float">
            <text:p>4415743.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304063" calcext:value-type="float">
            <text:p>4304063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1644299.6666667" calcext:value-type="float">
            <text:p>11644299.67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6045342.3333333" calcext:value-type="float">
            <text:p>16045342.3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48183980" calcext:value-type="float">
            <text:p>4818398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000" calcext:value-type="float">
            <text:p>10000000</text:p>
          </table:table-cell>
          <table:table-cell office:value-type="float" office:value="544790503" calcext:value-type="float">
            <text:p>54479050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21:33:46.004758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7M15S</meta:editing-duration>
    <meta:editing-cycles>25</meta:editing-cycles>
    <meta:generator>LibreOffice/4.2.8.2$Linux_X86_64 LibreOffice_project/420m0$Build-2</meta:generator>
    <dc:date>2015-05-12T21:37:37.335837712</dc:date>
    <meta:document-statistic meta:table-count="8" meta:cell-count="879" meta:object-count="0"/>
    <meta:user-defined meta:name="Info 1"/>
    <meta:user-defined meta:name="Info 2"/>
    <meta:user-defined meta:name="Info 3"/>
    <meta:user-defined meta:name="Info 4"/>
  </office:meta>
</office:document-meta>
</file>